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7.107cm"/>
    </style:style>
    <style:style style:name="co10" style:family="table-column">
      <style:table-column-properties fo:break-before="auto" style:column-width="4.81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2.649cm"/>
    </style:style>
    <style:style style:name="co16" style:family="table-column">
      <style:table-column-properties fo:break-before="auto" style:column-width="5.292cm"/>
    </style:style>
    <style:style style:name="co17" style:family="table-column">
      <style:table-column-properties fo:break-before="auto" style:column-width="2.078cm"/>
    </style:style>
    <style:style style:name="co18" style:family="table-column">
      <style:table-column-properties fo:break-before="auto" style:column-width="3.33cm"/>
    </style:style>
    <style:style style:name="co19" style:family="table-column">
      <style:table-column-properties fo:break-before="auto" style:column-width="3.685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6.625cm"/>
    </style:style>
    <style:style style:name="co22" style:family="table-column">
      <style:table-column-properties fo:break-before="auto" style:column-width="3.521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4.038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3.357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4.911cm"/>
    </style:style>
    <style:style style:name="co29" style:family="table-column">
      <style:table-column-properties fo:break-before="auto" style:column-width="3.194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921cm"/>
    </style:style>
    <style:style style:name="co32" style:family="table-column">
      <style:table-column-properties fo:break-before="auto" style:column-width="1.588cm"/>
    </style:style>
    <style:style style:name="co33" style:family="table-column">
      <style:table-column-properties fo:break-before="auto" style:column-width="2.187cm"/>
    </style:style>
    <style:style style:name="co34" style:family="table-column">
      <style:table-column-properties fo:break-before="auto" style:column-width="0.688cm"/>
    </style:style>
    <style:style style:name="co35" style:family="table-column">
      <style:table-column-properties fo:break-before="auto" style:column-width="0.497cm"/>
    </style:style>
    <style:style style:name="co36" style:family="table-column">
      <style:table-column-properties fo:break-before="auto" style:column-width="1.071cm"/>
    </style:style>
    <style:style style:name="co37" style:family="table-column">
      <style:table-column-properties fo:break-before="auto" style:column-width="1.2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5" table:number-columns-repeated="2" table:default-cell-style-name="Default"/>
        <table:table-column table:style-name="co11" table:number-columns-repeated="2" table:default-cell-style-name="Default"/>
        <table:table-column table:style-name="co35" table:number-columns-repeated="2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35" table:number-columns-repeated="3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11" table:default-cell-style-name="Default"/>
        <table:table-column table:style-name="co35" table:default-cell-style-name="Default"/>
        <table:table-row table:style-name="ro1">
          <table:table-cell office:value-type="string">
            <text:p>Partlist</text:p>
          </table:table-cell>
          <table:table-cell table:number-columns-repeated="85"/>
        </table:table-row>
        <table:table-row table:style-name="ro2">
          <table:table-cell table:number-columns-repeated="86"/>
        </table:table-row>
        <table:table-row table:style-name="ro1">
          <table:table-cell office:value-type="string">
            <text:p>Exported</text:p>
          </table:table-cell>
          <table:table-cell office:value-type="string">
            <text:p>from</text:p>
          </table:table-cell>
          <table:table-cell office:value-type="string">
            <text:p>melzi.sch</text:p>
          </table:table-cell>
          <table:table-cell office:value-type="string">
            <text:p>at</text:p>
          </table:table-cell>
          <table:table-cell table:style-name="ce1" office:value-type="string">
            <text:p>27/06/2012</text:p>
          </table:table-cell>
          <table:table-cell table:style-name="ce1" office:value-type="string">
            <text:p>18:33</text:p>
          </table:table-cell>
          <table:table-cell table:number-columns-repeated="80"/>
        </table:table-row>
        <table:table-row table:style-name="ro2">
          <table:table-cell table:number-columns-repeated="86"/>
        </table:table-row>
        <table:table-row table:style-name="ro1">
          <table:table-cell office:value-type="string">
            <text:p>EAGLE</text:p>
          </table:table-cell>
          <table:table-cell office:value-type="string">
            <text:p>Version</text:p>
          </table:table-cell>
          <table:table-cell table:style-name="ce1" office:value-type="string">
            <text:p>6.2.0</text:p>
          </table:table-cell>
          <table:table-cell office:value-type="string">
            <text:p>Copyright</text:p>
          </table:table-cell>
          <table:table-cell office:value-type="string">
            <text:p>(c)</text:p>
          </table:table-cell>
          <table:table-cell office:value-type="string">
            <text:p>CadSoft</text:p>
          </table:table-cell>
          <table:table-cell office:value-type="string">
            <text:p>1988-2012</text:p>
          </table:table-cell>
          <table:table-cell table:number-columns-repeated="79"/>
        </table:table-row>
        <table:table-row table:style-name="ro2">
          <table:table-cell table:number-columns-repeated="86"/>
        </table:table-row>
        <table:table-row table:style-name="ro2">
          <table:table-cell office:value-type="string">
            <text:p>Assembly</text:p>
          </table:table-cell>
          <table:table-cell office:value-type="string">
            <text:p>variant:</text:p>
          </table:table-cell>
          <table:table-cell table:number-columns-repeated="84"/>
        </table:table-row>
        <table:table-row table:style-name="ro2">
          <table:table-cell table:number-columns-repeated="86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table:number-columns-repeated="46"/>
          <table:table-cell office:value-type="string">
            <text:p>Package</text:p>
          </table:table-cell>
          <table:table-cell table:number-columns-repeated="14"/>
          <table:table-cell office:value-type="string">
            <text:p>Library</text:p>
          </table:table-cell>
          <table:table-cell table:number-columns-repeated="11"/>
          <table:table-cell office:value-type="string">
            <text:p>Sheet</text:p>
          </table:table-cell>
          <table:table-cell table:number-columns-repeated="8"/>
        </table:table-row>
        <table:table-row table:style-name="ro2">
          <table:table-cell table:number-columns-repeated="86"/>
        </table:table-row>
        <table:table-row table:style-name="ro1">
          <table:table-cell office:value-type="string">
            <text:p>B1</text:p>
          </table:table-cell>
          <table:table-cell office:value-type="string">
            <text:p>RESET</text:p>
          </table:table-cell>
          <table:table-cell/>
          <table:table-cell office:value-type="string">
            <text:p>TAC_SWITCHSMD</text:p>
          </table:table-cell>
          <table:table-cell office:value-type="string">
            <text:p>TACTILE_SWITCH_SMD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2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4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6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7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8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9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10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1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2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table:number-columns-repeated="45"/>
          <table:table-cell office:value-type="string">
            <text:p>PANASONIC_D</text:p>
          </table:table-cell>
          <table:table-cell table:number-columns-repeated="1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13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4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5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string">
            <text:p>C15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16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7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table:number-columns-repeated="45"/>
          <table:table-cell office:value-type="string">
            <text:p>PANASONIC_D</text:p>
          </table:table-cell>
          <table:table-cell table:number-columns-repeated="1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18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9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5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string">
            <text:p>C20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2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22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table:number-columns-repeated="45"/>
          <table:table-cell office:value-type="string">
            <text:p>PANASONIC_D</text:p>
          </table:table-cell>
          <table:table-cell table:number-columns-repeated="1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23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24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27</text:p>
          </table:table-cell>
          <table:table-cell office:value-type="string">
            <text:p>.1uf</text:p>
          </table:table-cell>
          <table:table-cell/>
          <table:table-cell office:value-type="string">
            <text:p>CAP0805</text:p>
          </table:table-cell>
          <table:table-cell office:value-type="string">
            <text:p>C805</text:p>
          </table:table-cell>
          <table:table-cell table:number-columns-repeated="6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28</text:p>
          </table:table-cell>
          <table:table-cell office:value-type="string">
            <text:p>100uF</text:p>
          </table:table-cell>
          <table:table-cell/>
          <table:table-cell office:value-type="string">
            <text:p>CPOL-EUUD-6,3X7,7</text:p>
          </table:table-cell>
          <table:table-cell office:value-type="string">
            <text:p>UD-6,3X7,7_NICHICON</text:p>
          </table:table-cell>
          <table:table-cell table:number-columns-repeated="3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29</text:p>
          </table:table-cell>
          <table:table-cell office:value-type="string">
            <text:p>100uF</text:p>
          </table:table-cell>
          <table:table-cell/>
          <table:table-cell office:value-type="string">
            <text:p>CPOL-EUUD-6,3X7,7</text:p>
          </table:table-cell>
          <table:table-cell office:value-type="string">
            <text:p>UD-6,3X7,7_NICHICON</text:p>
          </table:table-cell>
          <table:table-cell table:number-columns-repeated="3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30</text:p>
          </table:table-cell>
          <table:table-cell office:value-type="string">
            <text:p>100uF</text:p>
          </table:table-cell>
          <table:table-cell/>
          <table:table-cell office:value-type="string">
            <text:p>CPOL-EUUD-6,3X7,7</text:p>
          </table:table-cell>
          <table:table-cell office:value-type="string">
            <text:p>UD-6,3X7,7_NICHICON</text:p>
          </table:table-cell>
          <table:table-cell table:number-columns-repeated="3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31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32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41</text:p>
          </table:table-cell>
          <table:table-cell office:value-type="string">
            <text:p>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2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42</text:p>
          </table:table-cell>
          <table:table-cell office:value-type="string">
            <text:p>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2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43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44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45</text:p>
          </table:table-cell>
          <table:table-cell office:value-type="string">
            <text:p>0.33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46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47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5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string">
            <text:p>C48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49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50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office:value-type="string">
            <text:p>PANASONIC_D</text:p>
          </table:table-cell>
          <table:table-cell table:number-columns-repeated="55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5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2">
          <table:table-cell office:value-type="string">
            <text:p>IC5</text:p>
          </table:table-cell>
          <table:table-cell office:value-type="string">
            <text:p>7805DT</text:p>
          </table:table-cell>
          <table:table-cell/>
          <table:table-cell office:value-type="string">
            <text:p>7805DT</text:p>
          </table:table-cell>
          <table:table-cell office:value-type="string">
            <text:p>TO252</text:p>
          </table:table-cell>
          <table:table-cell table:number-columns-repeated="62"/>
          <table:table-cell office:value-type="string">
            <text:p>linear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IC6</text:p>
          </table:table-cell>
          <table:table-cell office:value-type="string">
            <text:p>ATMEGA1284P</text:p>
          </table:table-cell>
          <table:table-cell/>
          <table:table-cell office:value-type="string">
            <text:p>ATMEGA1284P</text:p>
          </table:table-cell>
          <table:table-cell office:value-type="string">
            <text:p>TQFP44</text:p>
          </table:table-cell>
          <table:table-cell table:number-columns-repeated="52"/>
          <table:table-cell office:value-type="string">
            <text:p>atmel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4"/>
        </table:table-row>
        <table:table-row table:style-name="ro2">
          <table:table-cell office:value-type="string">
            <text:p>IC7</text:p>
          </table:table-cell>
          <table:table-cell office:value-type="string">
            <text:p>4050D</text:p>
          </table:table-cell>
          <table:table-cell/>
          <table:table-cell office:value-type="string">
            <text:p>4050D</text:p>
          </table:table-cell>
          <table:table-cell office:value-type="string">
            <text:p>SO16</text:p>
          </table:table-cell>
          <table:table-cell table:number-columns-repeated="65"/>
          <table:table-cell office:value-type="string">
            <text:p>40xx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C8</text:p>
          </table:table-cell>
          <table:table-cell office:value-type="string">
            <text:p>FT232RL-BASICSSOP</text:p>
          </table:table-cell>
          <table:table-cell/>
          <table:table-cell office:value-type="string">
            <text:p>FT232RL-BASICSSOP</text:p>
          </table:table-cell>
          <table:table-cell office:value-type="string">
            <text:p>SSOP28DB</text:p>
          </table:table-cell>
          <table:table-cell table:number-columns-repeated="3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JP1</text:p>
          </table:table-cell>
          <table:table-cell office:value-type="string">
            <text:p>X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2</text:p>
          </table:table-cell>
          <table:table-cell office:value-type="string">
            <text:p>Y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3</text:p>
          </table:table-cell>
          <table:table-cell office:value-type="string">
            <text:p>Z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4</text:p>
          </table:table-cell>
          <table:table-cell office:value-type="string">
            <text:p>E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5</text:p>
          </table:table-cell>
          <table:table-cell office:value-type="string">
            <text:p>PWR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6</text:p>
          </table:table-cell>
          <table:table-cell office:value-type="string">
            <text:p>BED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7</text:p>
          </table:table-cell>
          <table:table-cell office:value-type="string">
            <text:p>END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8</text:p>
          </table:table-cell>
          <table:table-cell office:value-type="string">
            <text:p>FAN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9</text:p>
          </table:table-cell>
          <table:table-cell office:value-type="string">
            <text:p>X-STO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JP10</text:p>
          </table:table-cell>
          <table:table-cell office:value-type="string">
            <text:p>Y-STO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3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JP11</text:p>
          </table:table-cell>
          <table:table-cell office:value-type="string">
            <text:p>Z-STO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3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JP12</text:p>
          </table:table-cell>
          <table:table-cell office:value-type="string">
            <text:p>BEDTEM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2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JP13</text:p>
          </table:table-cell>
          <table:table-cell office:value-type="string">
            <text:p>ENDTEM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2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JP14</text:p>
          </table:table-cell>
          <table:table-cell office:value-type="string">
            <text:p>AUTO-RST</text:p>
          </table:table-cell>
          <table:table-cell/>
          <table:table-cell office:value-type="string">
            <text:p>M02PTH</text:p>
          </table:table-cell>
          <table:table-cell office:value-type="string">
            <text:p>1X02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JP15</text:p>
          </table:table-cell>
          <table:table-cell office:value-type="string">
            <text:p>VREG/USB</text:p>
          </table:table-cell>
          <table:table-cell/>
          <table:table-cell office:value-type="string">
            <text:p>M03PTH</text:p>
          </table:table-cell>
          <table:table-cell office:value-type="string">
            <text:p>1X03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JP16</text:p>
          </table:table-cell>
          <table:table-cell office:value-type="string">
            <text:p>M05X2PTH</text:p>
          </table:table-cell>
          <table:table-cell/>
          <table:table-cell office:value-type="string">
            <text:p>M05X2PTH</text:p>
          </table:table-cell>
          <table:table-cell office:value-type="string">
            <text:p>AVR_ICSP</text:p>
          </table:table-cell>
          <table:table-cell table:number-columns-repeated="5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JP17</text:p>
          </table:table-cell>
          <table:table-cell office:value-type="string">
            <text:p>AVR_SPI_PRG_6PTH</text:p>
          </table:table-cell>
          <table:table-cell/>
          <table:table-cell office:value-type="string">
            <text:p>AVR_SPI_PRG_6PTH</text:p>
          </table:table-cell>
          <table:table-cell office:value-type="string">
            <text:p>2X3</text:p>
          </table:table-cell>
          <table:table-cell table:number-columns-repeated="43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JS1</text:p>
          </table:table-cell>
          <table:table-cell office:value-type="string">
            <text:p>HOTBED_BYPASS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JS2</text:p>
          </table:table-cell>
          <table:table-cell office:value-type="string">
            <text:p>HOTEND_BYPASS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JS3</text:p>
          </table:table-cell>
          <table:table-cell office:value-type="string">
            <text:p>FAN_BYPASS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table:number-columns-repeated="4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JS16</text:p>
          </table:table-cell>
          <table:table-cell office:value-type="string">
            <text:p>MS3</text:p>
          </table:table-cell>
          <table:table-cell/>
          <table:table-cell office:value-type="string">
            <text:p>JUMPER-2SMD-NC</text:p>
          </table:table-cell>
          <table:table-cell office:value-type="string">
            <text:p>SJ_2S</text:p>
          </table:table-cell>
          <table:table-cell table:number-columns-repeated="56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L1</text:p>
          </table:table-cell>
          <table:table-cell office:value-type="string">
            <text:p>DEBUG</text:p>
          </table:table-cell>
          <table:table-cell/>
          <table:table-cell office:value-type="string">
            <text:p>LED1206</text:p>
          </table:table-cell>
          <table:table-cell office:value-type="string">
            <text:p>LED-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1</text:p>
          </table:table-cell>
          <table:table-cell office:value-type="string">
            <text:p>RFP30N06LE</text:p>
          </table:table-cell>
          <table:table-cell/>
          <table:table-cell office:value-type="string">
            <text:p>MOSFET-NCHANNELFDD8580</text:p>
          </table:table-cell>
          <table:table-cell office:value-type="string">
            <text:p>DPAK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M2</text:p>
          </table:table-cell>
          <table:table-cell office:value-type="string">
            <text:p>RFP30N06LE</text:p>
          </table:table-cell>
          <table:table-cell/>
          <table:table-cell office:value-type="string">
            <text:p>MOSFET-NCHANNELFDD8580</text:p>
          </table:table-cell>
          <table:table-cell office:value-type="string">
            <text:p>DPAK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M3</text:p>
          </table:table-cell>
          <table:table-cell office:value-type="string">
            <text:p>RFP30N06LE</text:p>
          </table:table-cell>
          <table:table-cell/>
          <table:table-cell office:value-type="string">
            <text:p>MOSFET-NCHANNELFDD8580</text:p>
          </table:table-cell>
          <table:table-cell office:value-type="string">
            <text:p>DPAK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MS-X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8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MS-X1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7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MS-X2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7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MS-X3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7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Q1</text:p>
          </table:table-cell>
          <table:table-cell office:value-type="string">
            <text:p>16MHZ</text:p>
          </table:table-cell>
          <table:table-cell/>
          <table:table-cell office:value-type="string">
            <text:p>CSTCR6M00G53Z</text:p>
          </table:table-cell>
          <table:table-cell office:value-type="string">
            <text:p>CSTCR6M</text:p>
          </table:table-cell>
          <table:table-cell table:number-columns-repeated="55"/>
          <table:table-cell office:value-type="string">
            <text:p>murata-filt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5</text:p>
          </table:table-cell>
          <table:table-cell office:value-type="string">
            <text:p>4k7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3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7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8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3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3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13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14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15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16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17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18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19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21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2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3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25</text:p>
          </table:table-cell>
          <table:table-cell office:value-type="string">
            <text:p>1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26</text:p>
          </table:table-cell>
          <table:table-cell office:value-type="string">
            <text:p>1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R28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9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1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32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3</text:p>
          </table:table-cell>
          <table:table-cell office:value-type="string">
            <text:p>200R</text:p>
          </table:table-cell>
          <table:table-cell/>
          <table:table-cell office:value-type="string">
            <text:p>R-EU_0309/V</text:p>
          </table:table-cell>
          <table:table-cell office:value-type="string">
            <text:p>0309V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R34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5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6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37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8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9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U1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2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3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4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MICROSD</text:p>
          </table:table-cell>
          <table:table-cell/>
          <table:table-cell table:number-columns-repeated="2" office:value-type="string">
            <text:p>MICROSD</text:p>
          </table:table-cell>
          <table:table-cell table:number-columns-repeated="59"/>
          <table:table-cell office:value-type="string">
            <text:p>adafruit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X2</text:p>
          </table:table-cell>
          <table:table-cell office:value-type="string">
            <text:p>MINI-USB-SHIELD-UX60-MB-5ST</text:p>
          </table:table-cell>
          <table:table-cell/>
          <table:table-cell office:value-type="string">
            <text:p>UX60-MB-5ST</text:p>
          </table:table-cell>
          <table:table-cell office:value-type="string">
            <text:p>con-hirose</text:p>
          </table:table-cell>
          <table:table-cell table:number-columns-repeated="81"/>
        </table:table-row>
        <table:table-row table:style-name="ro2" table:number-rows-repeated="1048444">
          <table:table-cell table:number-columns-repeated="86"/>
        </table:table-row>
        <table:table-row table:style-name="ro2"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7T19:08:11</dc:date>
    <dc:creator>Adrian Bowyer</dc:creator>
    <meta:document-statistic meta:table-count="1" meta:cell-count="742" meta:object-count="0"/>
    <meta:generator>LibreOffice/3.5$Linux_x86 LibreOffice_project/350m1$Build-2</meta:generator>
  </office:meta>
</office:document-meta>
</file>